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875in"/>
    </style:style>
    <style:style style:name="co3" style:family="table-column">
      <style:table-column-properties fo:break-before="auto" style:column-width="3.406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8645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DDDDDD"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DDDDDD"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3">
      <style:table-cell-properties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border="none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epatitis A Reported Cases</text:p>
          </table:table-cell>
          <table:table-cell table:style-name="ce22" office:value-type="string">
            <text:p>Hepatitis A Rate per 100,000</text:p>
          </table:table-cell>
          <table:table-cell table:style-name="ce22" office:value-type="string">
            <text:p>Hepatitis B Acute Reported Cases</text:p>
          </table:table-cell>
          <table:table-cell table:style-name="ce22" office:value-type="string">
            <text:p>Hepatitis B Acute Rate per 100,000</text:p>
          </table:table-cell>
          <table:table-cell table:style-name="ce22" office:value-type="string">
            <text:p>Hepatitis C Acute Reported Cases</text:p>
          </table:table-cell>
          <table:table-cell table:style-name="ce22" office:value-type="string">
            <text:p>Hepatitis C Acut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42">
            <text:p>142</text:p>
          </table:table-cell>
          <table:table-cell table:style-name="ce25" office:value-type="float" office:value="1.92">
            <text:p>1.92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3.07">
            <text:p>3.07</text:p>
          </table:table-cell>
          <table:table-cell table:style-name="ce25" office:value-type="float" office:value="15">
            <text:p>15</text:p>
          </table:table-cell>
          <table:table-cell table:style-name="ce26" office:value-type="float" office:value="0.2">
            <text:p>0.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0.25">
            <text:p>10.2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2.81">
            <text:p>12.8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37">
            <text:p>2.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9">
            <text:p>0.79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leghany, Clifton Forge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3">
            <text:p>4.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52">
            <text:p>8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.79">
            <text:p>4.79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2.66">
            <text:p>2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29">
            <text:p>3.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49">
            <text:p>5.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5.63">
            <text:p>15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95">
            <text:p>1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.05">
            <text:p>14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2.89">
            <text:p>2.8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6">
            <text:p>0.36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59">
            <text:p>2.5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0.88">
            <text:p>10.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.41">
            <text:p>12.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.2">
            <text:p>6.2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.81">
            <text:p>2.8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97">
            <text:p>0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97">
            <text:p>6.9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7">
            <text:p>8.6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.74">
            <text:p>6.7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6">
            <text:p>5.9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8">
            <text:p>5.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13">
            <text:p>2.1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25">
            <text:p>4.2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6">
            <text:p>1.06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.58">
            <text:p>2.58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6.64">
            <text:p>6.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TOTAL</text:p>
          </table:table-cell>
          <table:table-cell table:style-name="ce29" office:value-type="float" office:value="7386330">
            <text:p>7,386,330</text:p>
          </table:table-cell>
          <table:table-cell table:style-name="ce30" office:value-type="float" office:value="142">
            <text:p>142</text:p>
          </table:table-cell>
          <table:table-cell table:style-name="ce30" office:value-type="float" office:value="1.92">
            <text:p>1.92</text:p>
          </table:table-cell>
          <table:table-cell table:style-name="ce30" office:value-type="float" office:value="227">
            <text:p>227</text:p>
          </table:table-cell>
          <table:table-cell table:style-name="ce30" office:value-type="float" office:value="3.07">
            <text:p>3.07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0.2">
            <text:p>0.2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8">
            <text:p>1.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8">
            <text:p>1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08">
            <text:p>7.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28">
            <text:p>8.2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.16">
            <text:p>3.1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.7">
            <text:p>10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9.22">
            <text:p>9.2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07">
            <text:p>3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7">
            <text:p>1.1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34">
            <text:p>2.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.21">
            <text:p>20.2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5.05">
            <text:p>15.0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2">
            <text:p>1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11">
            <text:p>8.1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.06">
            <text:p>4.06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92">
            <text:p>2.9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92">
            <text:p>2.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07">
            <text:p>1.0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7">
            <text:p>0.27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7.13">
            <text:p>17.1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85">
            <text:p>2.85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5">
            <text:p>1.15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1">
            <text:p>1.8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.86">
            <text:p>13.8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46">
            <text:p>3.46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06">
            <text:p>3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3">
            <text:p>0.9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3">
            <text:p>0.9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7">
            <text:p>2.7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6">
            <text:p>3.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3.53">
            <text:p>13.5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.51">
            <text:p>4.51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95">
            <text:p>1.9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9">
            <text:p>3.8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95">
            <text:p>1.95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9">
            <text:p>5.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.38">
            <text:p>4.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19">
            <text:p>2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58">
            <text:p>3.5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58">
            <text:p>3.58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7">
            <text:p>1.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7">
            <text:p>1.3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7"/>
          <table:table-cell table:style-name="ce38"/>
          <table:table-cell table:number-columns-repeated="5" table:style-name="ce39"/>
          <table:table-cell table:style-name="ce40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epatitis A Reported Cases</text:p>
          </table:table-cell>
          <table:table-cell table:style-name="ce22" office:value-type="string">
            <text:p>Hepatitis A Rate per 100,000</text:p>
          </table:table-cell>
          <table:table-cell table:style-name="ce22" office:value-type="string">
            <text:p>Hepatitis B Acute Reported Cases</text:p>
          </table:table-cell>
          <table:table-cell table:style-name="ce22" office:value-type="string">
            <text:p>Hepatitis B Acute Rate per 100,000</text:p>
          </table:table-cell>
          <table:table-cell table:style-name="ce22" office:value-type="string">
            <text:p>Hepatitis C Acute Reported Cases</text:p>
          </table:table-cell>
          <table:table-cell table:style-name="ce22" office:value-type="string">
            <text:p>Hepatitis C Acut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42">
            <text:p>142</text:p>
          </table:table-cell>
          <table:table-cell table:style-name="ce25" office:value-type="float" office:value="1.92">
            <text:p>1.92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3.07">
            <text:p>3.07</text:p>
          </table:table-cell>
          <table:table-cell table:style-name="ce25" office:value-type="float" office:value="15">
            <text:p>15</text:p>
          </table:table-cell>
          <table:table-cell table:style-name="ce26" office:value-type="float" office:value="0.2">
            <text:p>0.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9.31">
            <text:p>9.3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88">
            <text:p>3.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8" table:style-name="ce32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81">
            <text:p>5.8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42">
            <text:p>1.4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.74">
            <text:p>4.7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79">
            <text:p>5.7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.38">
            <text:p>6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95">
            <text:p>4.9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95">
            <text:p>4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3.4">
            <text:p>13.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75">
            <text:p>2.7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07">
            <text:p>2.07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8.27">
            <text:p>8.2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83">
            <text:p>0.83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02">
            <text:p>3.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8.13">
            <text:p>18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.02">
            <text:p>5.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.02">
            <text:p>6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11">
            <text:p>4.11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9.76">
            <text:p>9.7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15">
            <text:p>2.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.38">
            <text:p>5.38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06">
            <text:p>4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6">
            <text:p>1.3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6">
            <text:p>1.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91">
            <text:p>0.9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2.73">
            <text:p>2.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62">
            <text:p>8.6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5.85">
            <text:p>25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6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37"/>
          <table:table-cell table:style-name="ce38"/>
          <table:table-cell table:number-columns-repeated="5" table:style-name="ce39"/>
          <table:table-cell table:style-name="ce40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Hepatitis A Reported Cases</text:p>
          </table:table-cell>
          <table:table-cell table:style-name="ce22" office:value-type="string">
            <text:p>Hepatitis A Rate per 100,000</text:p>
          </table:table-cell>
          <table:table-cell table:style-name="ce22" office:value-type="string">
            <text:p>Hepatitis B Acute Reported Cases</text:p>
          </table:table-cell>
          <table:table-cell table:style-name="ce22" office:value-type="string">
            <text:p>Hepatitis B Acute Rate per 100,000</text:p>
          </table:table-cell>
          <table:table-cell table:style-name="ce22" office:value-type="string">
            <text:p>Hepatitis C Acute Reported Cases</text:p>
          </table:table-cell>
          <table:table-cell table:style-name="ce22" office:value-type="string">
            <text:p>Hepatitis C Acute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42">
            <text:p>142</text:p>
          </table:table-cell>
          <table:table-cell table:style-name="ce25" office:value-type="float" office:value="1.92">
            <text:p>1.92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3.07">
            <text:p>3.07</text:p>
          </table:table-cell>
          <table:table-cell table:style-name="ce25" office:value-type="float" office:value="15">
            <text:p>15</text:p>
          </table:table-cell>
          <table:table-cell table:style-name="ce26" office:value-type="float" office:value="0.2">
            <text:p>0.2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89">
            <text:p>1.8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8">
            <text:p>0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06">
            <text:p>4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78">
            <text:p>1.78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.14">
            <text:p>2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91">
            <text:p>1.91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.86">
            <text:p>2.8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.27">
            <text:p>1.27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9.31">
            <text:p>9.3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88">
            <text:p>3.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.79">
            <text:p>4.7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66">
            <text:p>2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.81">
            <text:p>2.8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97">
            <text:p>0.9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.16">
            <text:p>3.1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07">
            <text:p>1.0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7">
            <text:p>0.27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62">
            <text:p>62</text:p>
          </table:table-cell>
          <table:table-cell table:style-name="ce30" office:value-type="float" office:value="3.19">
            <text:p>3.19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.39">
            <text:p>1.3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05">
            <text:p>0.05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8">
            <text:p>0.5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75">
            <text:p>1.75</text:p>
          </table:table-cell>
          <table:table-cell table:style-name="ce29" office:value-type="float" office:value="1">
            <text:p>1</text:p>
          </table:table-cell>
          <table:table-cell table:style-name="ce31" office:value-type="float" office:value="0.58">
            <text:p>0.58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3">
            <text:p>0.4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7">
            <text:p>0.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61">
            <text:p>2.6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2.18">
            <text:p>12.1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3.48">
            <text:p>3.48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16">
            <text:p>2.1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8">
            <text:p>1.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9">
            <text:p>1.5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9">
            <text:p>1.5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06">
            <text:p>1.06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2">
            <text:p>1.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.39">
            <text:p>5.3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">
            <text:p>0.6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68">
            <text:p>3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15">
            <text:p>2.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.38">
            <text:p>5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1">
            <text:p>0.7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2">
            <text:p>1.4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3.29">
            <text:p>3.29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0.61">
            <text:p>0.61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3.45">
            <text:p>3.4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63">
            <text:p>0.63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31">
            <text:p>3.3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.3">
            <text:p>5.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9">
            <text:p>1.4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.96">
            <text:p>5.9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75">
            <text:p>0.75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.58">
            <text:p>2.58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6.64">
            <text:p>6.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11">
            <text:p>4.11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9.76">
            <text:p>9.7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58">
            <text:p>4.5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4">
            <text:p>1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.07">
            <text:p>2.07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5.34">
            <text:p>5.3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24">
            <text:p>0.24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42">
            <text:p>1.4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.74">
            <text:p>4.7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.65">
            <text:p>7.65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3.38">
            <text:p>13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07">
            <text:p>2.07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8.27">
            <text:p>8.2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83">
            <text:p>0.83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63">
            <text:p>0.63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.82">
            <text:p>2.8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.02">
            <text:p>5.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.02">
            <text:p>6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3">
            <text:p>0.7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5">
            <text:p>1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91">
            <text:p>0.9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2.73">
            <text:p>2.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6">
            <text:p>0.7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6">
            <text:p>0.7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.4">
            <text:p>1.4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3.82">
            <text:p>3.8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17">
            <text:p>0.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